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355e00"/>
    </style:style>
    <style:style style:name="P2" style:family="paragraph" style:parent-style-name="Heading_20_2">
      <style:text-properties fo:color="#355e00"/>
    </style:style>
    <style:style style:name="T1" style:family="text">
      <style:text-properties officeooo:rsid="00161f9d"/>
    </style:style>
    <style:style style:name="T2" style:family="text">
      <style:text-properties officeooo:rsid="008275b9"/>
    </style:style>
    <style:style style:name="T3" style:family="text">
      <style:text-properties officeooo:rsid="0083e9a7"/>
    </style:style>
    <style:style style:name="T4" style:family="text">
      <style:text-properties fo:color="#355e00" officeooo:rsid="0083e9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usz Jaskółka, Paweł Jałocha</text:p>
      <text:p text:style-name="Standard">IS rok 3 gr. 2</text:p>
      <text:p text:style-name="Standard">WFiIS <text:span text:style-name="T2">2</text:span><text:span text:style-name="T1">0</text:span>.0<text:span text:style-name="T2">5</text:span>.2013</text:p>
      <text:p text:style-name="Standard"/>
      <text:h text:style-name="P1" text:outline-level="1">Temat: A-<text:span text:style-name="T3">3</text:span>. <text:span text:style-name="T3">Wzmacniacz operacyjny</text:span></text:h>
      <text:h text:style-name="P2" text:outline-level="2">1. <text:span text:style-name="T3">Wzmacniacz operacyjny – opis teoretyczny</text:span></text:h>
      <text:p text:style-name="Text_20_body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kol </meta:initial-creator>
    <meta:creation-date>2012-10-14T21:08:47</meta:creation-date>
    <dc:date>2013-05-20T17:04:16</dc:date>
    <meta:editing-duration>PT22H27M</meta:editing-duration>
    <meta:editing-cycles>186</meta:editing-cycles>
    <meta:generator>LibreOffice/4.0.3.3$Linux_X86_64 LibreOffice_project/400m0$Build-3</meta:generator>
    <dc:creator>Mariusz Jaskolka</dc:creator>
    <meta:document-statistic meta:table-count="0" meta:image-count="0" meta:object-count="0" meta:page-count="1" meta:paragraph-count="5" meta:word-count="20" meta:character-count="137" meta:non-whitespace-character-count="121"/>
  </office:meta>
</office:document-meta>
</file>